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-color="#ffffff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3.368cm" svg:height="3.063cm" svg:x="2.286cm" svg:y="0.762cm">
          <draw:text-box>
            <text:p text:style-name="P1"><text:span text:style-name="T1">Holy Gospel</text:span></text:p>
            <text:p text:style-name="P1"><text:span text:style-name="T2">Matthew 22:15–2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4cm" svg:height="5.08cm" svg:x="1.27cm" svg:y="1.016cm">
          <draw:text-box>
            <text:p text:style-name="P4"><text:span text:style-name="T3">15</text:span><text:span text:style-name="T4">Then the Pharisees went and plotted how to entangle [Jesus] in his talk. </text:span><text:span text:style-name="T3">16</text:span><text:span text:style-name="T4">And they sent their disciples to him, along with the Herodian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892cm" svg:height="6.35cm" svg:x="1.524cm" svg:y="0.762cm">
          <draw:text-box>
            <text:p text:style-name="P4"><text:span text:style-name="T4">saying, “Teacher, we know that you are true and teach the way of God truthfully, and you do not care about anyone’s opinion, for you are not swayed by appearanc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5" draw:layer="layout" svg:width="24.892cm" svg:height="6.605cm" svg:x="1.479cm" svg:y="0.924cm">
          <draw:text-box>
            <text:p text:style-name="P4"><text:span text:style-name="T3">17</text:span><text:span text:style-name="T4">Tell us, then, what you think. Is it lawful to pay taxes to Caesar, or not?” </text:span><text:span text:style-name="T3">18</text:span><text:span text:style-name="T4">But Jesus, aware of their malice, said, “Why put me to the test, you hypocrit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5" draw:layer="layout" svg:width="24.638cm" svg:height="5.334cm" svg:x="1.778cm" svg:y="0.762cm">
          <draw:text-box>
            <text:p text:style-name="P4"><text:span text:style-name="T3">19</text:span><text:span text:style-name="T4">Show me the coin for the tax.” And they brought him a denarius. </text:span><text:span text:style-name="T3">20</text:span><text:span text:style-name="T4">And Jesus said to them, “Whose likeness and inscription is this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5" draw:layer="layout" svg:width="25.4cm" svg:height="7.766cm" svg:x="1.27cm" svg:y="1.016cm">
          <draw:text-box>
            <text:p text:style-name="P4"><text:span text:style-name="T3">21</text:span><text:span text:style-name="T4">They said, “Caesar’s.” Then he said to them, “Therefore render to Caesar the things that are Caesar’s, and to God the things that are God’s.” </text:span><text:span text:style-name="T3">22</text:span><text:span text:style-name="T4">When they heard it, they marveled. And they left him and went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7:11:38.060000000</meta:creation-date>
    <dc:title>Hymn template</dc:title>
    <meta:editing-duration>PT10M38S</meta:editing-duration>
    <meta:editing-cycles>7</meta:editing-cycles>
    <meta:generator>LibreOffice/5.4.2.2$Windows_X86_64 LibreOffice_project/22b09f6418e8c2d508a9eaf86b2399209b0990f4</meta:generator>
    <meta:initial-creator>Arthur Hoch</meta:initial-creator>
    <dc:date>2017-10-19T12:43:26.951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4-10-18T17:11:37.295000000"/>
  </office:meta>
</office:document-meta>
</file>